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5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87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65cm" svg:height="1.573cm" svg:x="7.451cm" svg:y="1.3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64cm" svg:y1="2.145cm" svg:x2="10.695cm" svg:y2="2.09cm">
          <text:p/>
        </draw:line>
        <draw:frame draw:style-name="gr3" draw:text-style-name="P1" draw:layer="layout" svg:width="3.529cm" svg:height="1.783cm" svg:x="7.63cm" svg:y="3.092cm">
          <draw:text-box>
            <text:p text:style-name="P1">1: two free</text:p>
            <text:p text:style-name="P1">indices</text:p>
          </draw:text-box>
        </draw:frame>
        <draw:custom-shape draw:style-name="gr1" draw:text-style-name="P1" draw:layer="layout" svg:width="4.039cm" svg:height="2.34cm" svg:x="1.448cm" svg:y="1.3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92cm" svg:height="1.169cm" svg:x="1.588cm" svg:y="1.4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42cm" svg:y1="1.476cm" svg:x2="3.37cm" svg:y2="2.59cm">
          <text:p/>
        </draw:line>
        <draw:custom-shape draw:style-name="gr4" draw:text-style-name="P1" draw:layer="layout" svg:width="1.978cm" svg:height="0.641cm" svg:x="2.423cm" svg:y="2.785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39cm" svg:height="2.34cm" svg:x="1.449cm" svg:y="4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92cm" svg:height="1.169cm" svg:x="1.589cm" svg:y="4.6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43cm" svg:y1="4.679cm" svg:x2="3.371cm" svg:y2="5.793cm">
          <text:p/>
        </draw:line>
        <draw:custom-shape draw:style-name="gr4" draw:text-style-name="P1" draw:layer="layout" svg:width="1.978cm" svg:height="0.641cm" svg:x="2.424cm" svg:y="5.988cm">
          <text:p text:style-name="P1">FINAL</text:p>
          <draw:enhanced-geometry svg:viewBox="0 0 21600 21600" draw:type="rectangle" draw:enhanced-path="M 0 0 L 21600 0 21600 21600 0 21600 0 0 Z N"/>
        </draw:custom-shape>
        <draw:frame draw:style-name="gr5" draw:layer="layout" svg:width="0.752cm" svg:height="1.017cm" svg:x="3.816cm" svg:y="1.476cm">
          <draw:text-box>
            <text:p>0</text:p>
          </draw:text-box>
        </draw:frame>
        <draw:line draw:style-name="gr6" draw:text-style-name="P1" draw:layer="layout" svg:x1="2.033cm" svg:y1="2.006cm" svg:x2="1.421cm" svg:y2="4.54cm">
          <text:p/>
        </draw:line>
        <draw:frame draw:style-name="gr5" draw:layer="layout" svg:width="0.752cm" svg:height="1.017cm" svg:x="2.117cm" svg:y="4.708cm">
          <draw:text-box>
            <text:p>0</text:p>
          </draw:text-box>
        </draw:frame>
        <draw:frame draw:style-name="gr5" draw:layer="layout" svg:width="0.752cm" svg:height="1.017cm" svg:x="3.871cm" svg:y="4.736cm">
          <draw:text-box>
            <text:p>0</text:p>
          </draw:text-box>
        </draw:frame>
        <draw:line draw:style-name="gr6" draw:text-style-name="P1" draw:layer="layout" svg:x1="8.327cm" svg:y1="1.699cm" svg:x2="5.542cm" svg:y2="1.337cm">
          <text:p/>
        </draw:line>
        <draw:line draw:style-name="gr6" draw:text-style-name="P1" draw:layer="layout" svg:x1="8.327cm" svg:y1="2.479cm" svg:x2="5.57cm" svg:y2="4.512cm">
          <text:p/>
        </draw:line>
        <draw:frame draw:style-name="gr3" draw:text-style-name="P1" draw:layer="layout" svg:width="3.868cm" svg:height="1.783cm" svg:x="1.755cm" svg:y="7.158cm">
          <draw:text-box>
            <text:p text:style-name="P1">2: two State</text:p>
            <text:p text:style-name="P1">objects</text:p>
          </draw:text-box>
        </draw:frame>
        <draw:custom-shape draw:style-name="gr4" draw:text-style-name="P1" draw:layer="layout" svg:width="3.954cm" svg:height="1.225cm" svg:x="13.285cm" svg:y="3.541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9cm" svg:height="1.866cm" svg:x="11.001cm" svg:y="1.2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1" draw:layer="layout" svg:x1="11.363cm" svg:y1="2.173cm" svg:x2="13.322cm" svg:y2="3.589cm">
          <text:p/>
        </draw:line>
        <draw:line draw:style-name="gr6" draw:text-style-name="P1" draw:layer="layout" svg:x1="15.318cm" svg:y1="4.791cm" svg:x2="15.318cm" svg:y2="6.183cm">
          <text:p/>
        </draw:line>
        <draw:frame draw:style-name="gr3" draw:layer="layout" svg:width="4.168cm" svg:height="1.017cm" svg:x="13.257cm" svg:y="6.268cm">
          <draw:text-box>
            <text:p>(3: returned)</text:p>
          </draw:text-box>
        </draw:frame>
        <draw:line draw:style-name="gr8" draw:text-style-name="P1" draw:layer="layout" svg:x1="12.101cm" svg:y1="1cm" svg:x2="12.082cm" svg:y2="9.16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25M18S</meta:editing-duration>
    <meta:editing-cycles>7</meta:editing-cycles>
    <dc:date>2014-01-29T16:31:07.171362439</dc:date>
    <meta:generator>LibreOffice/4.1.4.2$Linux_x86 LibreOffice_project/410m0$Build-2</meta:generator>
    <meta:document-statistic meta:object-count="48"/>
  </office:meta>
</office:document-meta>
</file>